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9000002DAC9E4E90F7D7893D8.png" manifest:media-type="image/png"/>
  <manifest:file-entry manifest:full-path="Pictures/10000201000000E600000287D36A8669608623D8.png" manifest:media-type="image/png"/>
  <manifest:file-entry manifest:full-path="Pictures/10000201000000E20000028444948D675E62C5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597cm" svg:height="15.749cm" svg:x="1.203cm" svg:y="0.001cm">
          <draw:image xlink:href="Pictures/10000201000000E600000287D36A8669608623D8.png" xlink:type="simple" xlink:show="embed" xlink:actuate="onLoad">
            <text:p/>
          </draw:image>
        </draw:frame>
        <draw:frame draw:style-name="gr1" draw:text-style-name="P1" draw:layer="layout" svg:width="5.526cm" svg:height="15.749cm" svg:x="6.874cm" svg:y="0.001cm">
          <draw:image xlink:href="Pictures/10000201000000E20000028444948D675E62C522.png" xlink:type="simple" xlink:show="embed" xlink:actuate="onLoad">
            <text:p/>
          </draw:image>
        </draw:frame>
        <draw:frame draw:style-name="gr1" draw:text-style-name="P1" draw:layer="layout" svg:width="13.551cm" svg:height="13cm" svg:x="13.152cm" svg:y="1.233cm">
          <draw:image xlink:href="Pictures/10000201000002F9000002DAC9E4E90F7D7893D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16:45:28.428237353</meta:creation-date>
    <dc:date>2019-03-25T16:47:15.816793144</dc:date>
    <meta:editing-duration>PT1M55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